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75in" fo:margin-left="-0.0785in" fo:margin-top="0in" fo:margin-bottom="0in" table:align="left"/>
    </style:style>
    <style:style style:name="Table1.A" style:family="table-column">
      <style:table-column-properties style:column-width="2.1347in"/>
    </style:style>
    <style:style style:name="Table1.B" style:family="table-column">
      <style:table-column-properties style:column-width="4.5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2" style:family="table">
      <style:table-properties style:width="6.6875in" fo:margin-left="-0.0785in" fo:margin-top="0in" fo:margin-bottom="0in" table:align="left"/>
    </style:style>
    <style:style style:name="Table2.A" style:family="table-column">
      <style:table-column-properties style:column-width="2.1042in"/>
    </style:style>
    <style:style style:name="Table2.B" style:family="table-column">
      <style:table-column-properties style:column-width="4.582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2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3" style:family="table">
      <style:table-properties style:width="6.6875in" fo:margin-left="-0.0785in" fo:margin-top="0in" fo:margin-bottom="0in" table:align="left"/>
    </style:style>
    <style:style style:name="Table3.A" style:family="table-column">
      <style:table-column-properties style:column-width="2.1042in"/>
    </style:style>
    <style:style style:name="Table3.B" style:family="table-column">
      <style:table-column-properties style:column-width="4.582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3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3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4" style:family="table">
      <style:table-properties style:width="6.6875in" fo:margin-left="-0.0785in" fo:margin-top="0in" fo:margin-bottom="0in" table:align="left"/>
    </style:style>
    <style:style style:name="Table4.A" style:family="table-column">
      <style:table-column-properties style:column-width="2.0514in"/>
    </style:style>
    <style:style style:name="Table4.B" style:family="table-column">
      <style:table-column-properties style:column-width="4.635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4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4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5" style:family="table">
      <style:table-properties style:width="6.6875in" fo:margin-left="-0.0785in" fo:margin-top="0in" fo:margin-bottom="0in" table:align="left"/>
    </style:style>
    <style:style style:name="Table5.A" style:family="table-column">
      <style:table-column-properties style:column-width="2.0729in"/>
    </style:style>
    <style:style style:name="Table5.B" style:family="table-column">
      <style:table-column-properties style:column-width="4.613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5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5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6" style:family="table">
      <style:table-properties style:width="6.6875in" fo:margin-left="-0.0785in" fo:margin-top="0in" fo:margin-bottom="0in" table:align="left"/>
    </style:style>
    <style:style style:name="Table6.A" style:family="table-column">
      <style:table-column-properties style:column-width="2.0938in"/>
    </style:style>
    <style:style style:name="Table6.B" style:family="table-column">
      <style:table-column-properties style:column-width="4.593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6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6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7" style:family="table">
      <style:table-properties style:width="6.6875in" fo:margin-left="-0.0785in" fo:margin-top="0in" fo:margin-bottom="0in" table:align="left"/>
    </style:style>
    <style:style style:name="Table7.A" style:family="table-column">
      <style:table-column-properties style:column-width="2.0938in"/>
    </style:style>
    <style:style style:name="Table7.B" style:family="table-column">
      <style:table-column-properties style:column-width="4.593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7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7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8" style:family="table">
      <style:table-properties style:width="6.6875in" fo:margin-left="-0.0785in" fo:margin-top="0in" fo:margin-bottom="0in" table:align="left"/>
    </style:style>
    <style:style style:name="Table8.A" style:family="table-column">
      <style:table-column-properties style:column-width="2.0826in"/>
    </style:style>
    <style:style style:name="Table8.B" style:family="table-column">
      <style:table-column-properties style:column-width="4.6042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8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8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9" style:family="table">
      <style:table-properties style:width="6.6875in" fo:margin-left="-0.0785in" fo:margin-top="0in" fo:margin-bottom="0in" table:align="left"/>
    </style:style>
    <style:style style:name="Table9.A" style:family="table-column">
      <style:table-column-properties style:column-width="2.0826in"/>
    </style:style>
    <style:style style:name="Table9.B" style:family="table-column">
      <style:table-column-properties style:column-width="4.604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9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9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0" style:family="table">
      <style:table-properties style:width="6.6875in" fo:margin-left="-0.0785in" fo:margin-top="0in" fo:margin-bottom="0in" table:align="left"/>
    </style:style>
    <style:style style:name="Table10.A" style:family="table-column">
      <style:table-column-properties style:column-width="2.1146in"/>
    </style:style>
    <style:style style:name="Table10.B" style:family="table-column">
      <style:table-column-properties style:column-width="4.5722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0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0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1" style:family="table">
      <style:table-properties style:width="6.6875in" fo:margin-left="-0.0785in" fo:margin-top="0in" fo:margin-bottom="0in" table:align="left"/>
    </style:style>
    <style:style style:name="Table11.A" style:family="table-column">
      <style:table-column-properties style:column-width="2.1146in"/>
    </style:style>
    <style:style style:name="Table11.B" style:family="table-column">
      <style:table-column-properties style:column-width="4.5722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1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1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2" style:family="table">
      <style:table-properties style:width="6.6875in" fo:margin-left="-0.0785in" fo:margin-top="0in" fo:margin-bottom="0in" table:align="left"/>
    </style:style>
    <style:style style:name="Table12.A" style:family="table-column">
      <style:table-column-properties style:column-width="2.1347in"/>
    </style:style>
    <style:style style:name="Table12.B" style:family="table-column">
      <style:table-column-properties style:column-width="4.552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2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2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3" style:family="table">
      <style:table-properties style:width="6.6875in" fo:margin-left="-0.0785in" fo:margin-top="0in" fo:margin-bottom="0in" table:align="left"/>
    </style:style>
    <style:style style:name="Table13.A" style:family="table-column">
      <style:table-column-properties style:column-width="2.0826in"/>
    </style:style>
    <style:style style:name="Table13.B" style:family="table-column">
      <style:table-column-properties style:column-width="4.6042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3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3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4" style:family="table">
      <style:table-properties style:width="6.6875in" fo:margin-left="-0.0785in" fo:margin-top="0in" fo:margin-bottom="0in" table:align="left"/>
    </style:style>
    <style:style style:name="Table14.A" style:family="table-column">
      <style:table-column-properties style:column-width="2.125in"/>
    </style:style>
    <style:style style:name="Table14.B" style:family="table-column">
      <style:table-column-properties style:column-width="4.5618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4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4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5" style:family="table">
      <style:table-properties style:width="6.6875in" fo:margin-left="-0.0785in" fo:margin-top="0in" fo:margin-bottom="0in" table:align="left"/>
    </style:style>
    <style:style style:name="Table15.A" style:family="table-column">
      <style:table-column-properties style:column-width="2.1347in"/>
    </style:style>
    <style:style style:name="Table15.B" style:family="table-column">
      <style:table-column-properties style:column-width="4.5521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5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5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6" style:family="table">
      <style:table-properties style:width="6.6931in" fo:margin-left="-0.0785in" fo:margin-top="0in" fo:margin-bottom="0in" table:align="left"/>
    </style:style>
    <style:style style:name="Table16.A" style:family="table-column">
      <style:table-column-properties style:column-width="1.9306in"/>
    </style:style>
    <style:style style:name="Table16.B" style:family="table-column">
      <style:table-column-properties style:column-width="4.7618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6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6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7" style:family="table">
      <style:table-properties style:width="6.6931in" fo:margin-left="-0.0785in" fo:margin-top="0in" fo:margin-bottom="0in" table:align="left"/>
    </style:style>
    <style:style style:name="Table17.A" style:family="table-column">
      <style:table-column-properties style:column-width="1.9306in"/>
    </style:style>
    <style:style style:name="Table17.B" style:family="table-column">
      <style:table-column-properties style:column-width="4.7618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7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7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7.8" style:family="table-row">
      <style:table-row-properties style:min-row-height="0.4444in" fo:keep-together="auto"/>
    </style:style>
    <style:style style:name="Table18" style:family="table">
      <style:table-properties style:width="6.6931in" fo:margin-left="-0.0785in" fo:margin-top="0in" fo:margin-bottom="0in" table:align="left"/>
    </style:style>
    <style:style style:name="Table18.A" style:family="table-column">
      <style:table-column-properties style:column-width="1.9306in"/>
    </style:style>
    <style:style style:name="Table18.B" style:family="table-column">
      <style:table-column-properties style:column-width="4.7618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8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8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8.8" style:family="table-row">
      <style:table-row-properties style:min-row-height="0.3889in" fo:keep-together="auto"/>
    </style:style>
    <style:style style:name="Table19" style:family="table">
      <style:table-properties style:width="6.6931in" fo:margin-left="-0.0785in" fo:margin-top="0in" fo:margin-bottom="0in" table:align="left"/>
    </style:style>
    <style:style style:name="Table19.A" style:family="table-column">
      <style:table-column-properties style:column-width="1.9306in"/>
    </style:style>
    <style:style style:name="Table19.B" style:family="table-column">
      <style:table-column-properties style:column-width="4.7618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9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9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20" style:family="table">
      <style:table-properties style:width="6.6931in" fo:margin-left="-0.0785in" fo:margin-top="0in" fo:margin-bottom="0in" table:align="left"/>
    </style:style>
    <style:style style:name="Table20.A" style:family="table-column">
      <style:table-column-properties style:column-width="1.9306in"/>
    </style:style>
    <style:style style:name="Table20.B" style:family="table-column">
      <style:table-column-properties style:column-width="4.7618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20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0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21" style:family="table">
      <style:table-properties style:width="6.6931in" fo:margin-left="-0.0785in" fo:margin-top="0in" fo:margin-bottom="0in" table:align="left"/>
    </style:style>
    <style:style style:name="Table21.A" style:family="table-column">
      <style:table-column-properties style:column-width="1.9306in"/>
    </style:style>
    <style:style style:name="Table21.B" style:family="table-column">
      <style:table-column-properties style:column-width="4.7618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21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1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weight="normal" style:font-name-asian="Arial1" style:font-weight-asian="normal" style:font-name-complex="Arial1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" style:font-name-asian="Arial1" style:font-name-complex="Arial1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T1" style:family="text">
      <style:text-properties style:font-name="Arial" fo:font-weight="normal" style:font-name-asian="Arial1" style:font-weight-asian="normal" style:font-name-complex="Arial1"/>
    </style:style>
    <style:style style:name="T2" style:family="text">
      <style:text-properties style:font-name="Arial" fo:font-style="italic" fo:font-weight="normal" style:font-name-asian="Arial1" style:font-style-asian="italic" style:font-weight-asian="normal" style:font-name-complex="Arial1"/>
    </style:style>
    <style:style style:name="T3" style:family="text">
      <style:text-properties style:font-name="Arial" fo:font-style="italic" style:font-name-asian="Arial1" style:font-style-asian="italic" style:font-name-complex="Arial1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style:font-name="Arial" style:font-name-asian="Arial1" style:font-name-complex="Arial1" fo:background-color="#ffff00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Instituto Federal Goiano – Campus Ceres</text:span></text:p>
      <text:p text:style-name="P2"><text:span text:style-name="T1">Curso de Bacharelado em Sistemas de Informação</text:span></text:p>
      <text:p text:style-name="P2"><text:span text:style-name="T1">Acadêmicos: Anny Karoliny, Brener Gomes, Thalia Santana</text:span></text:p>
      <text:p text:style-name="P2"><text:span text:style-name="T1">Professor: Ronneesley Moura Teles</text:span></text:p>
      <text:p text:style-name="P3"/>
      <text:p text:style-name="P4"/>
      <text:p text:style-name="P2"><text:span text:style-name="T1">DOCUMENTO DE REQUISITOS</text:span></text:p>
      <text:p text:style-name="P2"><text:span text:style-name="T2">Rede Social</text:span></text:p>
      <text:p text:style-name="P3"/>
      <text:p text:style-name="P2"><text:span text:style-name="T4">Requisitos Funcionais</text:span></text:p>
      <text:p text:style-name="P3"/>
      <text:p text:style-name="P5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0"><text:span text:style-name="T7">Identificação do Requisito</text:span></text:p>
          </table:table-cell>
          <table:table-cell table:style-name="Table1.B1" office:value-type="string">
            <text:p text:style-name="P10"><text:span text:style-name="T8">R</text:span><text:span text:style-name="T4">F0</text:span><text:span text:style-name="T8">1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Nome do Requisito</text:span></text:p>
          </table:table-cell>
          <table:table-cell table:style-name="Table1.B1" office:value-type="string">
            <text:p text:style-name="P11"><text:span text:style-name="T5">O sistema deve oferecer um cadastro de usuário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Fonte do Requisito</text:span></text:p>
          </table:table-cell>
          <table:table-cell table:style-name="Table1.B1" office:value-type="string">
            <text:p text:style-name="P11"><text:span text:style-name="T5">Anny Karoliny,</text:span><text:span text:style-name="T7">Thalia Santana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Data</text:span></text:p>
          </table:table-cell>
          <table:table-cell table:style-name="Table1.B1" office:value-type="string">
            <text:p text:style-name="P11"><text:span text:style-name="T5">26 de julho</text:span><text:span text:style-name="T7"> de 2017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Local e/ou Reunião</text:span></text:p>
          </table:table-cell>
          <table:table-cell table:style-name="Table1.B1" office:value-type="string">
            <text:p text:style-name="P8"><text:span text:style-name="T5">Laboratório de Informática 2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Responsável pelo Requisito</text:span></text:p>
          </table:table-cell>
          <table:table-cell table:style-name="Table1.B1" office:value-type="string">
            <text:p text:style-name="P11"><text:span text:style-name="T5">Anny Karoliny Moraes Ribeiro</text:span></text:p>
          </table:table-cell>
        </table:table-row>
        <table:table-row table:style-name="Table1.1">
          <table:table-cell table:style-name="Table1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11"><text:span text:style-name="T5">O sistema deverá conter um cadastro de usuários a ser preenchido com os seguintes campos: nome, sobrenome, celular ou/e </text:span><text:span text:style-name="T5"><office:annotation office:name="__Annotation__28_1531826183"><dc:creator>Anny Karoliny Moraes Ribeiro</dc:creator><dc:date>2017-07-31T03:34:08</dc:date><text:p><text:span text:style-name="T9">Perguntar o Ronne, se e-mail deve ter um requisito próprio já que o mesmo deve ser único e só deverá ser cadastrado uma única vez.</text:span></text:p></office:annotation></text:span><text:span text:style-name="T5">e-mail</text:span><office:annotation-end office:name="__Annotation__28_1531826183"/><text:span text:style-name="T5"> e </text:span><text:span text:style-name="T5"><office:annotation office:name="__Annotation__33_1531826183"><dc:creator>Anny Karoliny Moraes Ribeiro</dc:creator><dc:date>2017-07-31T03:35:16</dc:date><text:p><text:span text:style-name="T9">Deverá ter letras maiúsculas de minúsculas, números e caracteres especiais.</text:span></text:p></office:annotation></text:span><text:span text:style-name="T5">senha</text:span><office:annotation-end office:name="__Annotation__33_1531826183"/><text:span text:style-name="T5">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 - Requisito Funcional: O sistema deve oferecer um cadastro de usuários..</text:span></text:p>
      <text:p text:style-name="P5"/>
      <text:p text:style-name="P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"><text:span text:style-name="T7">Identificação do Requisito</text:span></text:p>
          </table:table-cell>
          <table:table-cell table:style-name="Table2.B1" office:value-type="string">
            <text:p text:style-name="P11"><text:span text:style-name="T8">RF02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Nome do Requisito</text:span></text:p>
          </table:table-cell>
          <table:table-cell table:style-name="Table2.B1" office:value-type="string">
            <text:p text:style-name="P11"><text:span text:style-name="T5">O sistema deve oferecer a opção de login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Fonte do Requisito</text:span></text:p>
          </table:table-cell>
          <table:table-cell table:style-name="Table2.B1" office:value-type="string">
            <text:p text:style-name="P11"><text:span text:style-name="T5">Anny Karoliny</text:span><text:span text:style-name="T7">, Thalia Santana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Data</text:span></text:p>
          </table:table-cell>
          <table:table-cell table:style-name="Table2.B1" office:value-type="string">
            <text:p text:style-name="P11"><text:span text:style-name="T5">26 de julho</text:span><text:span text:style-name="T7"> de 2017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Local e/ou Reunião</text:span></text:p>
          </table:table-cell>
          <table:table-cell table:style-name="Table2.B1" office:value-type="string">
            <text:p text:style-name="P8"><text:span text:style-name="T5">Laboratório de Informática 2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Responsável pelo Requisito</text:span></text:p>
          </table:table-cell>
          <table:table-cell table:style-name="Table2.B1" office:value-type="string">
            <text:p text:style-name="P8"><text:span text:style-name="T5">Anny Karoliny Moraes Ribeiro</text:span></text:p>
          </table:table-cell>
        </table:table-row>
        <table:table-row table:style-name="Table2.1">
          <table:table-cell table:style-name="Table2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2.1">
          <table:table-cell table:style-name="Table2.B1" table:number-columns-spanned="2" office:value-type="string">
            <text:p text:style-name="P11"><text:span text:style-name="T5">O usuário deverá realizar login em sua conta digitando seu e-mail e sua senha cadastrados anteriormente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2 - Requisito Funcional: O sistema deve oferecer a opção de login.</text:span></text:p>
      <text:p text:style-name="P5"/>
      <text:p text:style-name="P5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0"><text:span text:style-name="T7">Identificação do Requisito</text:span></text:p>
          </table:table-cell>
          <table:table-cell table:style-name="Table3.B1" office:value-type="string">
            <text:p text:style-name="P11"><text:span text:style-name="T8">RF03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Nome do Requisito</text:span></text:p>
          </table:table-cell>
          <table:table-cell table:style-name="Table3.B1" office:value-type="string">
            <text:p text:style-name="P11"><text:span text:style-name="T5">O sistema deverá dar a opção de editar o perfil do usuário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Fonte do Requisito</text:span></text:p>
          </table:table-cell>
          <table:table-cell table:style-name="Table3.B1" office:value-type="string">
            <text:p text:style-name="P11"><text:span text:style-name="T5">Anny Karoliny,</text:span><text:span text:style-name="T7"> Thalia Santana.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Data</text:span></text:p>
          </table:table-cell>
          <table:table-cell table:style-name="Table3.B1" office:value-type="string">
            <text:p text:style-name="P8"><text:span text:style-name="T5">26 de julho de 2017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Local e/ou Reunião</text:span></text:p>
          </table:table-cell>
          <table:table-cell table:style-name="Table3.B1" office:value-type="string">
            <text:p text:style-name="P8"><text:span text:style-name="T5">Laboratório de Informática 2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Responsável pelo Requisito</text:span></text:p>
          </table:table-cell>
          <table:table-cell table:style-name="Table3.B1" office:value-type="string">
            <text:p text:style-name="P8"><text:span text:style-name="T5">Anny Karoliny Moraes Ribeiro</text:span></text:p>
          </table:table-cell>
        </table:table-row>
        <table:table-row table:style-name="Table3.1">
          <table:table-cell table:style-name="Table3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11"><text:span text:style-name="T5">O usuário poderá através desta opção editar <text:s/>foto de perfil, foto de capa, biografia, local de trabalho, educação, cidade atual, cidade natal e status de relacionamento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3 - Requisito Funcional: O sistema deverá dar a opção de editar o perfil do usuário.</text:span></text:p>
      <text:p text:style-name="P6"/>
      <text:p text:style-name="P5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0"><text:span text:style-name="T7">Identificação do Requisito</text:span></text:p>
          </table:table-cell>
          <table:table-cell table:style-name="Table4.B1" office:value-type="string">
            <text:p text:style-name="P11"><text:span text:style-name="T8">RF04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Nome do Requisito</text:span></text:p>
          </table:table-cell>
          <table:table-cell table:style-name="Table4.B1" office:value-type="string">
            <text:p text:style-name="P11"><text:span text:style-name="T5">O software deverá conter uma Timeline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Fonte do Requisito</text:span></text:p>
          </table:table-cell>
          <table:table-cell table:style-name="Table4.B1" office:value-type="string">
            <text:p text:style-name="P8"><text:span text:style-name="T5">Brener Gomes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Data</text:span></text:p>
          </table:table-cell>
          <table:table-cell table:style-name="Table4.B1" office:value-type="string">
            <text:p text:style-name="P8"><text:span text:style-name="T5">26 de julho de 2017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Local e/ou Reunião</text:span></text:p>
          </table:table-cell>
          <table:table-cell table:style-name="Table4.B1" office:value-type="string">
            <text:p text:style-name="P8"><text:span text:style-name="T5">Laboratório de Informática 2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Responsável pelo Requisito</text:span></text:p>
          </table:table-cell>
          <table:table-cell table:style-name="Table4.B1" office:value-type="string">
            <text:p text:style-name="P8"><text:span text:style-name="T5">Brener Gomes</text:span></text:p>
          </table:table-cell>
        </table:table-row>
        <table:table-row table:style-name="Table4.1">
          <table:table-cell table:style-name="Table4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4.1">
          <table:table-cell table:style-name="Table4.B1" table:number-columns-spanned="2" office:value-type="string">
            <text:p text:style-name="P11"><text:span text:style-name="T5">Na timeline irá visualizar as postagens mais recentes sendo mensagens, fotos e/ou vídeos sendo mensagens, fotos e/ou vídeos criados por amigos, grupos, páginas e outras do usuário, haverá um campo de criar publicação onde o usuário poderá descrever uma mensagem e/ou foto, vídeos, gifs, figuras, fazer marcação de amigos, locais em suas publicações, seguindo de propagandas de páginas e aplicativos podendo ser alterada ou excluída após sua criação. Ao descer a timeline irá demonstrando mais publicações, ou seja, não haverá divisão por páginas. O usuário terá acesso para comentar e compartilhar publicações de outros usuários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4 - Requisito Funcional: O software deverá conter uma Timeline.</text:span></text:p>
      <text:p text:style-name="P5"/>
      <text:p text:style-name="P5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0"><text:span text:style-name="T7">Identificação do Requisito</text:span></text:p>
          </table:table-cell>
          <table:table-cell table:style-name="Table5.B1" office:value-type="string">
            <text:p text:style-name="P11"><text:span text:style-name="T8">RF0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Nome do Requisito</text:span></text:p>
          </table:table-cell>
          <table:table-cell table:style-name="Table5.B1" office:value-type="string">
            <text:p text:style-name="P11"><text:span text:style-name="T5">O software disponibilizará um Post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Fonte do Requisito</text:span></text:p>
          </table:table-cell>
          <table:table-cell table:style-name="Table5.B1" office:value-type="string">
            <text:p text:style-name="P8"><text:span text:style-name="T5">Brener Gomes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Data</text:span></text:p>
          </table:table-cell>
          <table:table-cell table:style-name="Table5.B1" office:value-type="string">
            <text:p text:style-name="P8"><text:span text:style-name="T5">26 de julho de 2017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Local e/ou Reunião</text:span></text:p>
          </table:table-cell>
          <table:table-cell table:style-name="Table5.B1" office:value-type="string">
            <text:p text:style-name="P8"><text:span text:style-name="T5">Laboratório de Informática 2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Responsável pelo Requisito</text:span></text:p>
          </table:table-cell>
          <table:table-cell table:style-name="Table5.B1" office:value-type="string">
            <text:p text:style-name="P8"><text:span text:style-name="T5">Brener Gomes</text:span></text:p>
          </table:table-cell>
        </table:table-row>
        <table:table-row table:style-name="Table5.1">
          <table:table-cell table:style-name="Table5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5.1">
          <table:table-cell table:style-name="Table5.B1" table:number-columns-spanned="2" office:value-type="string">
            <text:p text:style-name="P11"><text:span text:style-name="T5">Nesta seção o usuário terá disponível um campo onde poderá criar, editar ou excluir sua publicação, podendo inserir caracteres, fotos, vídeos, figuras ou gifs que tenham as extensões suportadas pelo software, o usuário poderá também restringir qual público poderá vê-la. Ao finalizar a publicação será automaticamente postada em sua timeline, assim, sendo visíveis aos seus amigos.</text:span></text:p>
          </table:table-cell>
          <table:covered-table-cell/>
        </table:table-row>
      </table:table>
      <text:p text:style-name="P6"><text:soft-page-break/></text:p>
      <text:p text:style-name="P8"><text:span text:style-name="T5">Tabela 5 - Requisito Funcional: O software disponibilizará um Post.</text:span></text:p>
      <text:p text:style-name="P5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10"><text:span text:style-name="T7">Identificação do Requisito</text:span></text:p>
          </table:table-cell>
          <table:table-cell table:style-name="Table6.B1" office:value-type="string">
            <text:p text:style-name="P11"><text:span text:style-name="T8">RF06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Nome do Requisito</text:span></text:p>
          </table:table-cell>
          <table:table-cell table:style-name="Table6.B1" office:value-type="string">
            <text:p text:style-name="P11"><text:span text:style-name="T5">O software disponibilizará um Álbum de Fotos.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Fonte do Requisito</text:span></text:p>
          </table:table-cell>
          <table:table-cell table:style-name="Table6.B1" office:value-type="string">
            <text:p text:style-name="P8"><text:span text:style-name="T5">Brener Gomes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Data</text:span></text:p>
          </table:table-cell>
          <table:table-cell table:style-name="Table6.B1" office:value-type="string">
            <text:p text:style-name="P8"><text:span text:style-name="T5">26 de julho de 2017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Local e/ou Reunião</text:span></text:p>
          </table:table-cell>
          <table:table-cell table:style-name="Table6.B1" office:value-type="string">
            <text:p text:style-name="P8"><text:span text:style-name="T5">Laboratório de Informática 2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Responsável pelo Requisito</text:span></text:p>
          </table:table-cell>
          <table:table-cell table:style-name="Table6.B1" office:value-type="string">
            <text:p text:style-name="P8"><text:span text:style-name="T5">Brener Gomes</text:span></text:p>
          </table:table-cell>
        </table:table-row>
        <table:table-row table:style-name="Table6.1">
          <table:table-cell table:style-name="Table6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11"><text:span text:style-name="T5">O álbum de fotos será demonstrado em forma de grade. O usuário cadastrado poderá editar, criar ou apagar o álbum. O álbum de fotos só aceitará fotos com as extensões .jpg, .png, .jpeg. O álbum será composto pelos seguintes campos que serão armazenados no banco de dados:</text:span></text:p>
            <text:p text:style-name="P11"><text:span text:style-name="T5">-Nome do Álbum;</text:span></text:p>
            <text:p text:style-name="P11"><text:span text:style-name="T5">-Local;</text:span></text:p>
            <text:p text:style-name="P11"><text:span text:style-name="T5">-Descrição do Álbum;</text:span></text:p>
            <text:p text:style-name="P11"><text:span text:style-name="T5">-Amigos.</text:span></text:p>
            <text:p text:style-name="P11"><text:span text:style-name="T5">Após as fotos serem adicionadas e carregadas com êxito o usuário poderá adicionar legendas em cada foto e marcar amigos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6 - Requisito Funcional: O software disponibilizará um Álbum de Fotos.</text:span></text:p>
      <text:p text:style-name="P6"/>
      <text:p text:style-name="P6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0"><text:span text:style-name="T7">Identificação do Requisito</text:span></text:p>
          </table:table-cell>
          <table:table-cell table:style-name="Table7.B1" office:value-type="string">
            <text:p text:style-name="P11"><text:span text:style-name="T8">RF07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Nome do Requisito</text:span></text:p>
          </table:table-cell>
          <table:table-cell table:style-name="Table7.B1" office:value-type="string">
            <text:p text:style-name="P11"><text:span text:style-name="T7">O sistema deve permitir que o </text:span><text:span text:style-name="T5">usuário crie grupos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Fonte do Requisito</text:span></text:p>
          </table:table-cell>
          <table:table-cell table:style-name="Table7.B1" office:value-type="string">
            <text:p text:style-name="P11"><text:span text:style-name="T5">Anny Karoliny, Thalia Santana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Data</text:span></text:p>
          </table:table-cell>
          <table:table-cell table:style-name="Table7.B1" office:value-type="string">
            <text:p text:style-name="P11"><text:span text:style-name="T5">26 de julho de 2017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Local e/ou Reunião</text:span></text:p>
          </table:table-cell>
          <table:table-cell table:style-name="Table7.B1" office:value-type="string">
            <text:p text:style-name="P11"><text:span text:style-name="T7">Laboratório</text:span><text:span text:style-name="T5"> de Informática 2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Responsável pelo Requisito</text:span></text:p>
          </table:table-cell>
          <table:table-cell table:style-name="Table7.B1" office:value-type="string">
            <text:p text:style-name="P11"><text:span text:style-name="T7">Thalia Santos de Santana</text:span></text:p>
          </table:table-cell>
        </table:table-row>
        <table:table-row table:style-name="Table7.1">
          <table:table-cell table:style-name="Table7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11"><text:span text:style-name="T5">O usuário poderá criar um grupo dentro da rede social e este exibirá três opções de privacidade: público, fechado ou secreto. No público, todos podem ver o grupo, seus membros e publicações. Em fechado, pode-se vê-lo e os membros, mas não as publicações. Já em grupos secretos, só membros têm acesso aos mesmos. Os grupos ainda poderão abarcar diferentes temáticas, desde por exemplo, compra e vendas até entretenimento e esportes. Todo grupo deve também ter um nome e uma descrição do mesmo. O usuário ao criar um grupo passa a ser o administrador deste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7 - Requisito Funcional: O sistema deve permitir que o usuário crie grupos.</text:span></text:p>
      <text:p text:style-name="P5"/>
      <text:p text:style-name="P5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10"><text:span text:style-name="T7">Identificação do Requisito</text:span></text:p>
          </table:table-cell>
          <table:table-cell table:style-name="Table8.B1" office:value-type="string">
            <text:p text:style-name="P11"><text:span text:style-name="T8">R</text:span><text:span text:style-name="T4">F0</text:span><text:span text:style-name="T8">8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Nome do Requisito</text:span></text:p>
          </table:table-cell>
          <table:table-cell table:style-name="Table8.B1" office:value-type="string">
            <text:p text:style-name="P8"><text:span text:style-name="T5">O sistema deve permitir que o usuário pesquise grupos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Fonte do Requisito</text:span></text:p>
          </table:table-cell>
          <table:table-cell table:style-name="Table8.B1" office:value-type="string">
            <text:p text:style-name="P8"><text:span text:style-name="T5">Anny Karoliny, Thalia Santana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Data</text:span></text:p>
          </table:table-cell>
          <table:table-cell table:style-name="Table8.B1" office:value-type="string">
            <text:p text:style-name="P8"><text:span text:style-name="T5">26 de julho de 2017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Local e/ou Reunião</text:span></text:p>
          </table:table-cell>
          <table:table-cell table:style-name="Table8.B1" office:value-type="string">
            <text:p text:style-name="P8"><text:span text:style-name="T5">Laboratório de Informática 2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Responsável pelo Requisito</text:span></text:p>
          </table:table-cell>
          <table:table-cell table:style-name="Table8.B1" office:value-type="string">
            <text:p text:style-name="P8"><text:span text:style-name="T5">Thalia Santos de Santana</text:span></text:p>
          </table:table-cell>
        </table:table-row>
        <table:table-row table:style-name="Table8.1">
          <table:table-cell table:style-name="Table8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11"><text:span text:style-name="T5">O usuário poderá pesquisar grupos aos quais tenha interesse de participar. Ao buscar por estes, os grupos serão apresentados de acordo com sua categoria e temática, facilitando a busca do usuário. Só poderão ser exibidos grupos públicos e fechados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8 - Requisito Funcional: O sistema deve permitir que o usuário pesquise grupos.</text:span></text:p>
      <text:p text:style-name="P6"/>
      <text:p text:style-name="P5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"><text:span text:style-name="T5">Identificação do Requisito</text:span></text:p>
          </table:table-cell>
          <table:table-cell table:style-name="Table9.B1" office:value-type="string">
            <text:p text:style-name="P8"><text:span text:style-name="T4">RF09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Nome do Requisito</text:span></text:p>
          </table:table-cell>
          <table:table-cell table:style-name="Table9.B1" office:value-type="string">
            <text:p text:style-name="P8"><text:span text:style-name="T5">O sistema deve permitir que o usuário participe de grupos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Fonte do Requisito</text:span></text:p>
          </table:table-cell>
          <table:table-cell table:style-name="Table9.B1" office:value-type="string">
            <text:p text:style-name="P8"><text:span text:style-name="T5">Anny Karoliny, Thalia Santana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Data</text:span></text:p>
          </table:table-cell>
          <table:table-cell table:style-name="Table9.B1" office:value-type="string">
            <text:p text:style-name="P8"><text:span text:style-name="T5">26 de julho de 2017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Local e/ou Reunião</text:span></text:p>
          </table:table-cell>
          <table:table-cell table:style-name="Table9.B1" office:value-type="string">
            <text:p text:style-name="P8"><text:span text:style-name="T5">Laboratório de Informática 2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Responsável pelo Requisito</text:span></text:p>
          </table:table-cell>
          <table:table-cell table:style-name="Table9.B1" office:value-type="string">
            <text:p text:style-name="P8"><text:span text:style-name="T5">Thalia Santos de Santana</text:span></text:p>
          </table:table-cell>
        </table:table-row>
        <table:table-row table:style-name="Table9.1">
          <table:table-cell table:style-name="Table9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9.1">
          <table:table-cell table:style-name="Table9.B1" table:number-columns-spanned="2" office:value-type="string">
            <text:p text:style-name="P8"><text:span text:style-name="T5">O usuário poderá participar de grupos de seu interesse. Para os grupos públicos, haverá a opção de participar e a mesma, </text:span><text:span text:style-name="T5"><office:annotation office:name="__Annotation__407_1531826183"><dc:creator>Thalia Santana</dc:creator><dc:date>2017-08-04T00:05:49</dc:date><text:p><text:span text:style-name="T9">Notificação ao administrador?</text:span></text:p></office:annotation></text:span><text:span text:style-name="T5">ocorrerá de modo instantâneo</text:span><office:annotation-end office:name="__Annotation__407_1531826183"/><text:span text:style-name="T5">. Em fechados, ao requerer a participação, uma solicitação será enviada aos administradores e moderadores deste. Apenas se a solicitação for aceita é que o usuário se torna oficialmente membro do grupo. Caso o grupo seja secreto, só se poderá participar caso um membro efetivo o adicione. </text:span><text:span text:style-name="T5"><office:annotation office:name="__Annotation__412_1531826183"><dc:creator>Thalia Santana</dc:creator><dc:date>2017-07-28T22:23:51</dc:date><text:p><text:span text:style-name="T9">Vira outro requisito?</text:span></text:p></office:annotation></text:span><text:span text:style-name="T5">Em grupos, um membro pode comentar e fazer publicações, além de compartilhar o grupo (menos se ele for secreto).</text:span><office:annotation-end office:name="__Annotation__412_1531826183"/></text:p>
          </table:table-cell>
          <table:covered-table-cell/>
        </table:table-row>
      </table:table>
      <text:p text:style-name="P5"><text:soft-page-break/></text:p>
      <text:p text:style-name="P8"><text:span text:style-name="T5">Tabela 9 - Requisito Funcional: O sistema deve permitir que o usuário participe de grupos.</text:span></text:p>
      <text:p text:style-name="P6"/>
      <text:p text:style-name="P5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1"><text:span text:style-name="T5">Identificação do Requisito</text:span></text:p>
          </table:table-cell>
          <table:table-cell table:style-name="Table10.B1" office:value-type="string">
            <text:p text:style-name="P8"><text:span text:style-name="T4">RF10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Nome do Requisito</text:span></text:p>
          </table:table-cell>
          <table:table-cell table:style-name="Table10.B1" office:value-type="string">
            <text:p text:style-name="P8"><text:span text:style-name="T5">O sistema deve permitir que o usuário saia de grupos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Fonte do Requisito</text:span></text:p>
          </table:table-cell>
          <table:table-cell table:style-name="Table10.B1" office:value-type="string">
            <text:p text:style-name="P8"><text:span text:style-name="T5">Anny Karoliny, Thalia Santana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Data</text:span></text:p>
          </table:table-cell>
          <table:table-cell table:style-name="Table10.B1" office:value-type="string">
            <text:p text:style-name="P8"><text:span text:style-name="T5">28 de julho de 2017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Local e/ou Reunião</text:span></text:p>
          </table:table-cell>
          <table:table-cell table:style-name="Table10.B1" office:value-type="string">
            <text:p text:style-name="P8"><text:span text:style-name="T5">Laboratório de Informática 2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Responsável pelo Requisito</text:span></text:p>
          </table:table-cell>
          <table:table-cell table:style-name="Table10.B1" office:value-type="string">
            <text:p text:style-name="P8"><text:span text:style-name="T5">Thalia Santos de Santana</text:span></text:p>
          </table:table-cell>
        </table:table-row>
        <table:table-row table:style-name="Table10.1">
          <table:table-cell table:style-name="Table10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0.1">
          <table:table-cell table:style-name="Table10.B1" table:number-columns-spanned="2" office:value-type="string">
            <text:p text:style-name="P8"><text:span text:style-name="T5">O usuário poderá sair de grupos que desejar. Ao realizar essa atividade, o sistema deve proporcionar também a opção de que o usuário não possa mais ser adicionado de volta ao grupo em questão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0 - Requisito Funcional: O sistema deve permitir que o usuário saia de grupos.</text:span></text:p>
      <text:p text:style-name="P6"/>
      <text:p text:style-name="P5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1"><text:span text:style-name="T5">Identificação do Requisito</text:span></text:p>
          </table:table-cell>
          <table:table-cell table:style-name="Table11.B1" office:value-type="string">
            <text:p text:style-name="P8"><text:span text:style-name="T4">RF11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Nome do Requisito</text:span></text:p>
          </table:table-cell>
          <table:table-cell table:style-name="Table11.B1" office:value-type="string">
            <text:p text:style-name="P8"><text:span text:style-name="T5">O sistema deve permitir que o usuário denuncie grupos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Fonte do Requisito</text:span></text:p>
          </table:table-cell>
          <table:table-cell table:style-name="Table11.B1" office:value-type="string">
            <text:p text:style-name="P8"><text:span text:style-name="T5">Anny Karoliny, Thalia Santana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Data</text:span></text:p>
          </table:table-cell>
          <table:table-cell table:style-name="Table11.B1" office:value-type="string">
            <text:p text:style-name="P8"><text:span text:style-name="T5">28 de julho de 2017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Local e/ou Reunião</text:span></text:p>
          </table:table-cell>
          <table:table-cell table:style-name="Table11.B1" office:value-type="string">
            <text:p text:style-name="P8"><text:span text:style-name="T5">Laboratório de Informática 2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Responsável pelo Requisito</text:span></text:p>
          </table:table-cell>
          <table:table-cell table:style-name="Table11.B1" office:value-type="string">
            <text:p text:style-name="P8"><text:span text:style-name="T5">Thalia Santos de Santana</text:span></text:p>
          </table:table-cell>
        </table:table-row>
        <table:table-row table:style-name="Table11.1">
          <table:table-cell table:style-name="Table11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1.1">
          <table:table-cell table:style-name="Table11.B1" table:number-columns-spanned="2" office:value-type="string">
            <text:p text:style-name="P8"><text:span text:style-name="T5">O usuário pode denunciar o grupo quando o considerar ofensivo. Para tal ação, o motivo da denúncia deve ser informado para que a equipe de manutenção averigue a situação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1 - Requisito Funcional: O sistema deve permitir que o usuário denuncie grupos.</text:span></text:p>
      <text:p text:style-name="P6"/>
      <text:p text:style-name="P5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"><text:span text:style-name="T5">Identificação do Requisito</text:span></text:p>
          </table:table-cell>
          <table:table-cell table:style-name="Table12.B1" office:value-type="string">
            <text:p text:style-name="P8"><text:span text:style-name="T4">RF12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Nome do Requisito</text:span></text:p>
          </table:table-cell>
          <table:table-cell table:style-name="Table12.B1" office:value-type="string">
            <text:p text:style-name="P8"><text:span text:style-name="T5">O sistema deve permitir que o usuário edite suas configurações gerais de conta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Fonte do Requisito</text:span></text:p>
          </table:table-cell>
          <table:table-cell table:style-name="Table12.B1" office:value-type="string">
            <text:p text:style-name="P8"><text:span text:style-name="T5">Thalia Santana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Data</text:span></text:p>
          </table:table-cell>
          <table:table-cell table:style-name="Table12.B1" office:value-type="string">
            <text:p text:style-name="P8"><text:span text:style-name="T5">28 de julho de 2017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Local e/ou Reunião</text:span></text:p>
          </table:table-cell>
          <table:table-cell table:style-name="Table12.B1" office:value-type="string">
            <text:p text:style-name="P8"><text:span text:style-name="T5">Laboratório de Informática 2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Responsável pelo Requisito</text:span></text:p>
          </table:table-cell>
          <table:table-cell table:style-name="Table12.B1" office:value-type="string">
            <text:p text:style-name="P8"><text:span text:style-name="T5">Thalia Santos de Santana</text:span></text:p>
          </table:table-cell>
        </table:table-row>
        <table:table-row table:style-name="Table12.1">
          <table:table-cell table:style-name="Table12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2.1">
          <table:table-cell table:style-name="Table12.B1" table:number-columns-spanned="2" office:value-type="string">
            <text:p text:style-name="P8"><text:span text:style-name="T5">O usuário pode alterar suas configurações gerais de conta. São passíveis de edição os seguintes campos: Nome, Nome de usuário, Contato, </text:span><text:span text:style-name="T5"><office:annotation office:name="__Annotation__550_1531826183"><dc:creator>Thalia Santana</dc:creator><dc:date>2017-08-04T00:06:56</dc:date><text:p><text:span text:style-name="T9">Deve virar um outro requisito!</text:span></text:p></office:annotation></text:span><text:span text:style-name="T5">Senha.</text:span><office:annotation-end office:name="__Annotation__550_1531826183"/></text:p>
          </table:table-cell>
          <table:covered-table-cell/>
        </table:table-row>
      </table:table>
      <text:p text:style-name="P5"><text:soft-page-break/></text:p>
      <text:p text:style-name="P8"><text:span text:style-name="T5">Tabela 12 - Requisito Funcional: O sistema deve permitir que o usuário edite suas configurações gerais de conta. .</text:span></text:p>
      <text:p text:style-name="P6"/>
      <text:p text:style-name="P5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1"><text:span text:style-name="T5">Identificação do Requisito</text:span></text:p>
          </table:table-cell>
          <table:table-cell table:style-name="Table13.B1" office:value-type="string">
            <text:p text:style-name="P8"><text:span text:style-name="T4">RF13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Nome do Requisito</text:span></text:p>
          </table:table-cell>
          <table:table-cell table:style-name="Table13.B1" office:value-type="string">
            <text:p text:style-name="P8"><text:span text:style-name="T5">O sistema deve permitir que o usuário gerencie sua conta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Fonte do Requisito</text:span></text:p>
          </table:table-cell>
          <table:table-cell table:style-name="Table13.B1" office:value-type="string">
            <text:p text:style-name="P8"><text:span text:style-name="T5">Thalia Santana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Data</text:span></text:p>
          </table:table-cell>
          <table:table-cell table:style-name="Table13.B1" office:value-type="string">
            <text:p text:style-name="P8"><text:span text:style-name="T5">28 de julho de 2017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Local e/ou Reunião</text:span></text:p>
          </table:table-cell>
          <table:table-cell table:style-name="Table13.B1" office:value-type="string">
            <text:p text:style-name="P8"><text:span text:style-name="T5">Laboratório de Informática 2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Responsável pelo Requisito</text:span></text:p>
          </table:table-cell>
          <table:table-cell table:style-name="Table13.B1" office:value-type="string">
            <text:p text:style-name="P8"><text:span text:style-name="T5">Thalia Santos de Santana</text:span></text:p>
          </table:table-cell>
        </table:table-row>
        <table:table-row table:style-name="Table13.1">
          <table:table-cell table:style-name="Table13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3.1">
          <table:table-cell table:style-name="Table13.B1" table:number-columns-spanned="2" office:value-type="string">
            <text:p text:style-name="P8"><text:span text:style-name="T5">O usuário poderá gerenciar sua conta. A atividade pode ser dividida em 2 itens: desativar conta e excluir conta. Na primeira, o usuário pode voltar sempre que desejar, fazendo o login novamente, porém não será possível encontrar seu perfil nesse período. Já na exclusão, é um processo permanente, </text:span><text:span text:style-name="T5"><office:annotation office:name="__Annotation__600_1531826183"><dc:creator>Thalia Santana</dc:creator><dc:date>2017-07-28T21:39:39</dc:date><text:p><text:span text:style-name="T9">Exclusão automática ou 14 dias?</text:span></text:p></office:annotation></text:span><text:span text:style-name="T5">o qual não é possível recuperar a mesma conta. Em ambos, é necessário informar o motivo para sua execução</text:span><office:annotation-end office:name="__Annotation__600_1531826183"/><text:span text:style-name="T5"> e realizar uma verificação de segurança com </text:span><text:span text:style-name="T5"><office:annotation office:name="__Annotation__607_1531826183"><dc:creator>Thalia Santana</dc:creator><dc:date>2017-07-28T21:42:16</dc:date><text:p><text:span text:style-name="T9">Eu falo com o que precisa ser?</text:span></text:p></office:annotation></text:span><text:span text:style-name="T5">senha e </text:span><text:span text:style-name="T3">captcha</text:span><text:span text:style-name="T5">.</text:span><office:annotation-end office:name="__Annotation__607_1531826183"/><text:span text:style-name="T5"> <text:s/>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3 - Requisito Funcional: O sistema deve permitir que o usuário gerencie sua conta.</text:span></text:p>
      <text:p text:style-name="P6"/>
      <text:p text:style-name="P5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"><text:span text:style-name="T5">Identificação do Requisito</text:span></text:p>
          </table:table-cell>
          <table:table-cell table:style-name="Table14.B1" office:value-type="string">
            <text:p text:style-name="P8"><text:span text:style-name="T4">RF14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5">Nome do Requisito</text:span></text:p>
          </table:table-cell>
          <table:table-cell table:style-name="Table14.B1" office:value-type="string">
            <text:p text:style-name="P8"><text:span text:style-name="T5">O sistema deve permitir que o usuário convide pessoas a participarem de grupos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5">Fonte do Requisito</text:span></text:p>
          </table:table-cell>
          <table:table-cell table:style-name="Table14.B1" office:value-type="string">
            <text:p text:style-name="P8"><text:span text:style-name="T5">Thalia Santana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5">Data</text:span></text:p>
          </table:table-cell>
          <table:table-cell table:style-name="Table14.B1" office:value-type="string">
            <text:p text:style-name="P8"><text:span text:style-name="T5">28 de julho de 2017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5">Local e/ou Reunião</text:span></text:p>
          </table:table-cell>
          <table:table-cell table:style-name="Table14.B1" office:value-type="string">
            <text:p text:style-name="P8"><text:span text:style-name="T5">Laboratório de Informática 2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5">Responsável pelo Requisito</text:span></text:p>
          </table:table-cell>
          <table:table-cell table:style-name="Table14.B1" office:value-type="string">
            <text:p text:style-name="P8"><text:span text:style-name="T5">Thalia Santos de Santana</text:span></text:p>
          </table:table-cell>
        </table:table-row>
        <table:table-row table:style-name="Table14.1">
          <table:table-cell table:style-name="Table14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4.1">
          <table:table-cell table:style-name="Table14.B1" table:number-columns-spanned="2" office:value-type="string">
            <text:p text:style-name="P8"><text:span text:style-name="T5">O usuário poderá convidar pessoas (amigos) para participarem de um grupo em qual é participante ou mesmo, administrador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4 - Requisito Funcional: O sistema deve permitir que o usuário convide pessoas a participarem de grupos.</text:span></text:p>
      <text:p text:style-name="P6"/>
      <text:p text:style-name="P5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P1"><text:span text:style-name="T5">Identificação do Requisito</text:span></text:p>
          </table:table-cell>
          <table:table-cell table:style-name="Table15.B1" office:value-type="string">
            <text:p text:style-name="P8"><text:span text:style-name="T4">RF15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Nome do Requisito</text:span></text:p>
          </table:table-cell>
          <table:table-cell table:style-name="Table15.B1" office:value-type="string">
            <text:p text:style-name="P8"><text:span text:style-name="T5">O sistema deve permitir que o usuário envie solicitações de amizade para outros usuários da rede social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Fonte do Requisito</text:span></text:p>
          </table:table-cell>
          <table:table-cell table:style-name="Table15.B1" office:value-type="string">
            <text:p text:style-name="P8"><text:span text:style-name="T5">Thalia Santana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Data</text:span></text:p>
          </table:table-cell>
          <table:table-cell table:style-name="Table15.B1" office:value-type="string">
            <text:p text:style-name="P8"><text:span text:style-name="T5">28 de julho de 2017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Local e/ou Reunião</text:span></text:p>
          </table:table-cell>
          <table:table-cell table:style-name="Table15.B1" office:value-type="string">
            <text:p text:style-name="P8"><text:span text:style-name="T5">Laboratório de Informática 2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Responsável pelo Requisito</text:span></text:p>
          </table:table-cell>
          <table:table-cell table:style-name="Table15.B1" office:value-type="string">
            <text:p text:style-name="P8"><text:span text:style-name="T5">Thalia Santos de Santana</text:span></text:p>
          </table:table-cell>
        </table:table-row>
        <table:table-row table:style-name="Table15.1">
          <table:table-cell table:style-name="Table15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5.1">
          <table:table-cell table:style-name="Table15.B1" table:number-columns-spanned="2" office:value-type="string">
            <text:p text:style-name="P8"><text:span text:style-name="T5">O usuário poderá enviar solicitações de amizade para demais usuários. O convite será enviado e pode ser aceito ou recusado. </text:span><text:span text:style-name="T5"><office:annotation office:name="__Annotation__700_1531826183"><dc:creator>Thalia Santana</dc:creator><dc:date>2017-08-04T00:07:30</dc:date><text:p><text:span text:style-name="T9">Dividir em outro requisito ou não?</text:span></text:p></office:annotation></text:span><text:span text:style-name="T5">Em caso de aceite, os usuários passam a estar ligados e podem ver e comentar as publicações um do outro, realizar marcações, enviar mensagens e postar na linha do tempo do amigo. </text:span><office:annotation-end office:name="__Annotation__700_1531826183"/></text:p>
          </table:table-cell>
          <table:covered-table-cell/>
        </table:table-row>
      </table:table>
      <text:p text:style-name="P5"><text:soft-page-break/></text:p>
      <text:p text:style-name="P8"><text:span text:style-name="T5">Tabela 15 - Requisito Funcional: O sistema deve permitir que o usuário envie solicitações de amizade para outros usuários da rede social.</text:span></text:p>
      <text:p text:style-name="P6"/>
      <text:p text:style-name="P5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1"><text:span text:style-name="T5">Identificação do Requisito</text:span></text:p>
          </table:table-cell>
          <table:table-cell table:style-name="Table16.B1" office:value-type="string">
            <text:p text:style-name="P8"><text:span text:style-name="T4">RF16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Nome do Requisito</text:span></text:p>
          </table:table-cell>
          <table:table-cell table:style-name="Table16.B1" office:value-type="string">
            <text:p text:style-name="P8"><text:span text:style-name="T5">O sistema deve permitir que o </text:span><text:span text:style-name="T5"><office:annotation office:name="__Annotation__738_1531826183"><dc:creator>Thalia Santana</dc:creator><dc:date>2017-07-28T23:02:36</dc:date><text:p><text:span text:style-name="T9">fornecer bate-papo?</text:span></text:p></office:annotation></text:span><text:span text:style-name="T5">usuário envie mensagens</text:span><office:annotation-end office:name="__Annotation__738_1531826183"/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Fonte do Requisito</text:span></text:p>
          </table:table-cell>
          <table:table-cell table:style-name="Table16.B1" office:value-type="string">
            <text:p text:style-name="P8"><text:span text:style-name="T5">Thalia Santana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Data</text:span></text:p>
          </table:table-cell>
          <table:table-cell table:style-name="Table16.B1" office:value-type="string">
            <text:p text:style-name="P8"><text:span text:style-name="T5">28 de julho de 2017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Local e/ou Reunião</text:span></text:p>
          </table:table-cell>
          <table:table-cell table:style-name="Table16.B1" office:value-type="string">
            <text:p text:style-name="P8"><text:span text:style-name="T5">Laboratório de Informática 2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Responsável pelo Requisito</text:span></text:p>
          </table:table-cell>
          <table:table-cell table:style-name="Table16.B1" office:value-type="string">
            <text:p text:style-name="P8"><text:span text:style-name="T5">Thalia Santos de Santana</text:span></text:p>
          </table:table-cell>
        </table:table-row>
        <table:table-row table:style-name="Table16.1">
          <table:table-cell table:style-name="Table16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6.1">
          <table:table-cell table:style-name="Table16.B1" table:number-columns-spanned="2" office:value-type="string">
            <text:p text:style-name="P8"><text:span text:style-name="T5">O usuário pode mandar mensagens para usuários da rede social. Em caso de amigos, as mensagens chegam no bate-papo automaticamente. Sem a amizade, é necessário que o receptor aprove a mensagem enviada. 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6 - Requisito Funcional: O sistema deve permitir que o usuário envie mensagens.</text:span></text:p>
      <text:p text:style-name="P6"/>
      <text:p text:style-name="P5"/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"><text:span text:style-name="T5">Identificação do Requisito</text:span></text:p>
          </table:table-cell>
          <table:table-cell table:style-name="Table17.B1" office:value-type="string">
            <text:p text:style-name="P8"><text:span text:style-name="T4">RF17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Nome do Requisito</text:span></text:p>
          </table:table-cell>
          <table:table-cell table:style-name="Table17.B1" office:value-type="string">
            <text:p text:style-name="P8"><text:span text:style-name="T5">O sistema deve permitir que o usuário altere seu status no bate-papo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Fonte do Requisito</text:span></text:p>
          </table:table-cell>
          <table:table-cell table:style-name="Table17.B1" office:value-type="string">
            <text:p text:style-name="P8"><text:span text:style-name="T5">Anny Karoliny, Thalia Santana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Data</text:span></text:p>
          </table:table-cell>
          <table:table-cell table:style-name="Table17.B1" office:value-type="string">
            <text:p text:style-name="P8"><text:span text:style-name="T5">26 de julho de 2017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Local e/ou Reunião</text:span></text:p>
          </table:table-cell>
          <table:table-cell table:style-name="Table17.B1" office:value-type="string">
            <text:p text:style-name="P8"><text:span text:style-name="T5">Laboratório de Informática 2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Responsável pelo Requisito</text:span></text:p>
          </table:table-cell>
          <table:table-cell table:style-name="Table17.B1" office:value-type="string">
            <text:p text:style-name="P8"><text:span text:style-name="T5">Thalia Santos de Santana</text:span></text:p>
          </table:table-cell>
        </table:table-row>
        <table:table-row table:style-name="Table17.1">
          <table:table-cell table:style-name="Table17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7.8">
          <table:table-cell table:style-name="Table17.B1" table:number-columns-spanned="2" office:value-type="string">
            <text:p text:style-name="P8"><text:span text:style-name="T5"><office:annotation office:name="__Annotation__795_1531826183"><dc:creator>Thalia Santana</dc:creator><dc:date>2017-08-04T00:08:07</dc:date><text:p><text:span text:style-name="T9">Ou configurações?</text:span></text:p></office:annotation></text:span><text:span text:style-name="T5">O usuário poderá alterar seu status no bate-papo. Inicialmente, todo usuário está online, mas será possível desativar o mesmo.</text:span><office:annotation-end office:name="__Annotation__795_1531826183"/></text:p>
          </table:table-cell>
          <table:covered-table-cell/>
        </table:table-row>
      </table:table>
      <text:p text:style-name="P5"><text:soft-page-break/></text:p>
      <text:p text:style-name="P8"><text:span text:style-name="T5">Tabela 17 - Requisito Funcional: O sistema deve permitir que o usuário envie mensagens.</text:span></text:p>
      <text:p text:style-name="P6"/>
      <text:p text:style-name="P6"/>
      <text:p text:style-name="P6"/>
      <text:p text:style-name="P2"><text:span text:style-name="T4">Requisitos Não Funcionais</text:span></text:p>
      <text:p text:style-name="P7"/>
      <text:p text:style-name="P5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0"><text:span text:style-name="T7">Identificação do Requisito</text:span></text:p>
          </table:table-cell>
          <table:table-cell table:style-name="Table18.B1" office:value-type="string">
            <text:p text:style-name="P11"><text:span text:style-name="T8">RNF01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Nome do Requisito</text:span></text:p>
          </table:table-cell>
          <table:table-cell table:style-name="Table18.B1" office:value-type="string">
            <text:p text:style-name="P11"><text:span text:style-name="T5"><office:annotation office:name="__Annotation__834_1531826183"><dc:creator>Thalia Santana</dc:creator><dc:date>2017-07-28T23:13:45</dc:date><text:p><text:span text:style-name="T9">Só isso já representa ou o que mais posso fazer?</text:span></text:p></office:annotation></text:span><text:span text:style-name="T7">O sistema </text:span><text:span text:style-name="T5">não deve permitir posts de usuários que configurem publicações ofensivas</text:span><office:annotation-end office:name="__Annotation__834_1531826183"/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Fonte do Requisito</text:span></text:p>
          </table:table-cell>
          <table:table-cell table:style-name="Table18.B1" office:value-type="string">
            <text:p text:style-name="P8"><text:span text:style-name="T5">Anny Karoliny, Thalia Santana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Data</text:span></text:p>
          </table:table-cell>
          <table:table-cell table:style-name="Table18.B1" office:value-type="string">
            <text:p text:style-name="P8"><text:span text:style-name="T5">26 de julho de 2017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Local e/ou Reunião</text:span></text:p>
          </table:table-cell>
          <table:table-cell table:style-name="Table18.B1" office:value-type="string">
            <text:p text:style-name="P8"><text:span text:style-name="T5">Laboratório de Informática 2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Responsável pelo Requisito</text:span></text:p>
          </table:table-cell>
          <table:table-cell table:style-name="Table18.B1" office:value-type="string">
            <text:p text:style-name="P8"><text:span text:style-name="T5">Thalia Santos de Santana</text:span></text:p>
          </table:table-cell>
        </table:table-row>
        <table:table-row table:style-name="Table18.1">
          <table:table-cell table:style-name="Table18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18.8">
          <table:table-cell table:style-name="Table18.B1" table:number-columns-spanned="2" office:value-type="string">
            <text:p text:style-name="P8"><text:span text:style-name="T5">O sistema não deve permitir posts de usuários que configurem publicações ofensivas, desrespeitando os direitos humanos. Qualquer atividade e nomeação que infrinja o direito do outro poderá ser removida permanentemente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 - Requisito Não Funcional: O sistema deve rodar em ambiente Scratch.</text:span></text:p>
      <text:p text:style-name="P6"/>
      <text:p text:style-name="P5"/>
      <table:table table:name="Table19" table:style-name="Table19">
        <table:table-column table:style-name="Table19.A"/>
        <table:table-column table:style-name="Table19.B"/>
        <text:soft-page-break/>
        <table:table-row table:style-name="Table19.1">
          <table:table-cell table:style-name="Table19.A1" office:value-type="string">
            <text:p text:style-name="P10"><text:span text:style-name="T7">Identificação do Requisito</text:span></text:p>
          </table:table-cell>
          <table:table-cell table:style-name="Table19.B1" office:value-type="string">
            <text:p text:style-name="P11"><text:span text:style-name="T8">RNF02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Nome do Requisito</text:span></text:p>
          </table:table-cell>
          <table:table-cell table:style-name="Table19.B1" office:value-type="string">
            <text:p text:style-name="P11"><text:span text:style-name="T5">O tempo de conclusão do software não poderá ultrapassar a data de 01/12/2017.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Fonte do Requisito</text:span></text:p>
          </table:table-cell>
          <table:table-cell table:style-name="Table19.B1" office:value-type="string">
            <text:p text:style-name="P11"><text:span text:style-name="T5">Brener Gomes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Data</text:span></text:p>
          </table:table-cell>
          <table:table-cell table:style-name="Table19.B1" office:value-type="string">
            <text:p text:style-name="P8"><text:span text:style-name="T5">26 de julho de 2017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Local e/ou Reunião</text:span></text:p>
          </table:table-cell>
          <table:table-cell table:style-name="Table19.B1" office:value-type="string">
            <text:p text:style-name="P8"><text:span text:style-name="T5">Laboratório de Informática 2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Responsável pelo Requisito</text:span></text:p>
          </table:table-cell>
          <table:table-cell table:style-name="Table19.B1" office:value-type="string">
            <text:p text:style-name="P11"><text:span text:style-name="T5">Brener Gomes</text:span></text:p>
          </table:table-cell>
        </table:table-row>
        <table:table-row table:style-name="Table19.1">
          <table:table-cell table:style-name="Table19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19.1">
          <table:table-cell table:style-name="Table19.B1" table:number-columns-spanned="2" office:value-type="string">
            <text:p text:style-name="P11"><text:span text:style-name="T5">Caso o software não seja concluído até a data estipulada não será apresentado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2 - Requisito Não Funcional: Caso o software não seja concluído até a data estipulada não será apresentado.</text:span></text:p>
      <text:p text:style-name="P6"/>
      <text:p text:style-name="P6"/>
      <text:p text:style-name="P5"/>
      <table:table table:name="Table20" table:style-name="Table20">
        <table:table-column table:style-name="Table20.A"/>
        <table:table-column table:style-name="Table20.B"/>
        <text:soft-page-break/>
        <table:table-row table:style-name="Table20.1">
          <table:table-cell table:style-name="Table20.A1" office:value-type="string">
            <text:p text:style-name="P1"><text:span text:style-name="T5">Identificação do Requisito</text:span></text:p>
          </table:table-cell>
          <table:table-cell table:style-name="Table20.B1" office:value-type="string">
            <text:p text:style-name="P8"><text:span text:style-name="T4">RNF03</text:span></text:p>
          </table:table-cell>
        </table:table-row>
        <table:table-row table:style-name="Table20.1">
          <table:table-cell table:style-name="Table20.A1" office:value-type="string">
            <text:p text:style-name="P1"><text:span text:style-name="T5">Nome do Requisito</text:span></text:p>
          </table:table-cell>
          <table:table-cell table:style-name="Table20.B1" office:value-type="string">
            <text:p text:style-name="P8"><text:span text:style-name="T5">O sistema </text:span><text:span text:style-name="T5"><office:annotation office:name="__Annotation__926_1531826183"><dc:creator>Anny Karoliny Moraes Ribeiro</dc:creator><dc:date>2017-08-03T07:56:20</dc:date><text:p><text:span text:style-name="T9">Deve ou deverá? Qual a forma correta de escrever na documentação?</text:span></text:p></office:annotation></text:span><text:span text:style-name="T5">deve</text:span><office:annotation-end office:name="__Annotation__926_1531826183"/><text:span text:style-name="T5"> ter suporte aos navegadores Google Chrome e Mozilla Firefox.</text:span></text:p>
          </table:table-cell>
        </table:table-row>
        <table:table-row table:style-name="Table20.1">
          <table:table-cell table:style-name="Table20.A1" office:value-type="string">
            <text:p text:style-name="P1"><text:span text:style-name="T5">Fonte do Requisito</text:span></text:p>
          </table:table-cell>
          <table:table-cell table:style-name="Table20.B1" office:value-type="string">
            <text:p text:style-name="P8"><text:span text:style-name="T5">Ronneesley Moura Teles</text:span></text:p>
          </table:table-cell>
        </table:table-row>
        <table:table-row table:style-name="Table20.1">
          <table:table-cell table:style-name="Table20.A1" office:value-type="string">
            <text:p text:style-name="P1"><text:span text:style-name="T5">Data</text:span></text:p>
          </table:table-cell>
          <table:table-cell table:style-name="Table20.B1" office:value-type="string">
            <text:p text:style-name="P8"><text:span text:style-name="T5">2 de agosto de 2017.</text:span></text:p>
          </table:table-cell>
        </table:table-row>
        <table:table-row table:style-name="Table20.1">
          <table:table-cell table:style-name="Table20.A1" office:value-type="string">
            <text:p text:style-name="P1"><text:span text:style-name="T5">Local e/ou Reunião</text:span></text:p>
          </table:table-cell>
          <table:table-cell table:style-name="Table20.B1" office:value-type="string">
            <text:p text:style-name="P8"><text:span text:style-name="T5">Laboratório de Informática 2</text:span></text:p>
          </table:table-cell>
        </table:table-row>
        <table:table-row table:style-name="Table20.1">
          <table:table-cell table:style-name="Table20.A1" office:value-type="string">
            <text:p text:style-name="P1"><text:span text:style-name="T5">Responsável pelo Requisito</text:span></text:p>
          </table:table-cell>
          <table:table-cell table:style-name="Table20.B1" office:value-type="string">
            <text:p text:style-name="P8"><text:span text:style-name="T5">Anny Karoliny Moraes Ribeiro</text:span></text:p>
          </table:table-cell>
        </table:table-row>
        <table:table-row table:style-name="Table20.1">
          <table:table-cell table:style-name="Table20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20.1">
          <table:table-cell table:style-name="Table20.B1" table:number-columns-spanned="2" office:value-type="string">
            <text:p text:style-name="P8"><text:span text:style-name="T5">O sistema deve funcionar corretamente nos navegadores Google Chrome e Mozilla Firefox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3 - <text:s/>Requisito Não Funcional: O sistema deve ter suporte aos navegadores Google Chrome e Mozilla Firefox.</text:span></text:p>
      <text:p text:style-name="P5"/>
      <text:p text:style-name="P5"/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office:value-type="string">
            <text:p text:style-name="P1"><text:span text:style-name="T5">Identificação do Requisito</text:span></text:p>
          </table:table-cell>
          <table:table-cell table:style-name="Table21.B1" office:value-type="string">
            <text:p text:style-name="P8"><text:span text:style-name="T4">RNF04</text:span></text:p>
          </table:table-cell>
        </table:table-row>
        <table:table-row table:style-name="Table21.1">
          <table:table-cell table:style-name="Table21.A1" office:value-type="string">
            <text:p text:style-name="P1"><text:span text:style-name="T5">Nome do Requisito</text:span></text:p>
          </table:table-cell>
          <table:table-cell table:style-name="Table21.B1" office:value-type="string">
            <text:p text:style-name="P8"><text:span text:style-name="T5">O sistema deve ter uma boa usabilidade.</text:span></text:p>
          </table:table-cell>
        </table:table-row>
        <table:table-row table:style-name="Table21.1">
          <table:table-cell table:style-name="Table21.A1" office:value-type="string">
            <text:p text:style-name="P1"><text:span text:style-name="T5">Fonte do Requisito</text:span></text:p>
          </table:table-cell>
          <table:table-cell table:style-name="Table21.B1" office:value-type="string">
            <text:p text:style-name="P8"><text:span text:style-name="T5">Anny Karoliny, Thalia Santana</text:span></text:p>
          </table:table-cell>
        </table:table-row>
        <table:table-row table:style-name="Table21.1">
          <table:table-cell table:style-name="Table21.A1" office:value-type="string">
            <text:p text:style-name="P1"><text:span text:style-name="T5">Data</text:span></text:p>
          </table:table-cell>
          <table:table-cell table:style-name="Table21.B1" office:value-type="string">
            <text:p text:style-name="P8"><text:span text:style-name="T5">2 de agosto de 2017.</text:span></text:p>
          </table:table-cell>
        </table:table-row>
        <table:table-row table:style-name="Table21.1">
          <table:table-cell table:style-name="Table21.A1" office:value-type="string">
            <text:p text:style-name="P1"><text:span text:style-name="T5">Local e/ou Reunião</text:span></text:p>
          </table:table-cell>
          <table:table-cell table:style-name="Table21.B1" office:value-type="string">
            <text:p text:style-name="P8"><text:span text:style-name="T5">Laboratório de Informática 2</text:span></text:p>
          </table:table-cell>
        </table:table-row>
        <table:table-row table:style-name="Table21.1">
          <table:table-cell table:style-name="Table21.A1" office:value-type="string">
            <text:p text:style-name="P1"><text:span text:style-name="T5">Responsável pelo Requisito</text:span></text:p>
          </table:table-cell>
          <table:table-cell table:style-name="Table21.B1" office:value-type="string">
            <text:p text:style-name="P8"><text:span text:style-name="T5">Anny Karoliny Moraes Ribeiro</text:span></text:p>
          </table:table-cell>
        </table:table-row>
        <table:table-row table:style-name="Table21.1">
          <table:table-cell table:style-name="Table21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21.1">
          <table:table-cell table:style-name="Table21.B1" table:number-columns-spanned="2" office:value-type="string">
            <text:p text:style-name="P8"><text:span text:style-name="T5">O sistema deve ser de fácil aprendizagem, utilização e gerenciamento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4 - <text:s/>Requisito Não Funcional: O sistema deve ter uma boa usabilidad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zxx" fo:country="non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zxx" fo:country="non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0" meta:object-count="0" meta:page-count="43" meta:paragraph-count="328" meta:word-count="2167" meta:character-count="13611" meta:non-whitespace-character-count="11764"/>
    <meta:generator>LibreOfficeDev/5.1.0.3$Linux_X86_64 LibreOffice_project/</meta:generator>
  </office:meta>
</office:document-meta>
</file>